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oit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Ya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C 1</text:p>
          </table:table-cell>
          <table:table-cell office:value-type="string" calcext:value-type="string">
            <text:p>RC 2</text:p>
          </table:table-cell>
          <table:table-cell office:value-type="string" calcext:value-type="string">
            <text:p>RC 3</text:p>
          </table:table-cell>
          <table:table-cell office:value-type="string" calcext:value-type="string">
            <text:p>RC 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rust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1500" calcext:value-type="float">
            <text:p>1500</text:p>
          </table:table-cell>
          <table:table-cell table:number-columns-repeated="4" office:value-type="float" office:value="-3.677494" calcext:value-type="float">
            <text:p>-3.677494</text:p>
          </table:table-cell>
          <table:table-cell office:value-type="float" office:value="-14.709975" calcext:value-type="float">
            <text:p>-14.709975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-4.254355" calcext:value-type="float">
            <text:p>-4.254355</text:p>
          </table:table-cell>
          <table:table-cell table:formula="of:=SUM([.E4:.H4])" office:value-type="float" office:value="-17.01742" calcext:value-type="float">
            <text:p>-17.01742</text:p>
          </table:table-cell>
          <table:table-cell table:number-columns-repeated="1015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 office:value-type="float" office:value="1500" calcext:value-type="float">
            <text:p>1500</text:p>
          </table:table-cell>
          <table:table-cell office:value-type="float" office:value="-3.997973" calcext:value-type="float">
            <text:p>-3.997973</text:p>
          </table:table-cell>
          <table:table-cell office:value-type="float" office:value="-3.965925" calcext:value-type="float">
            <text:p>-3.965925</text:p>
          </table:table-cell>
          <table:table-cell office:value-type="float" office:value="-3.949901" calcext:value-type="float">
            <text:p>-3.949901</text:p>
          </table:table-cell>
          <table:table-cell office:value-type="float" office:value="-3.957913" calcext:value-type="float">
            <text:p>-3.957913</text:p>
          </table:table-cell>
          <table:table-cell table:formula="of:=SUM([.E5:.H5])" office:value-type="float" office:value="-15.871712" calcext:value-type="float">
            <text:p>-15.871712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00/00/00</text:date>, <text:time style:data-style-name="N2" text:time-value="12:57:02.016126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53:18.386303821</meta:creation-date>
    <meta:generator>LibreOffice/4.2.8.2$Linux_X86_64 LibreOffice_project/420m0$Build-2</meta:generator>
    <dc:date>2016-12-06T15:01:29.909508511</dc:date>
    <meta:editing-duration>PT32M34S</meta:editing-duration>
    <meta:editing-cycles>5</meta:editing-cycles>
    <meta:document-statistic meta:table-count="1" meta:cell-count="40" meta:object-count="0"/>
  </office:meta>
</office:document-meta>
</file>